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96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ff" fo:min-height="0.638cm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0000" draw:fill="none" draw:fill-color="#ffffff" fo:min-height="1.301cm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909cm"/>
    </style:style>
    <style:style style:name="gr8" style:family="graphic" style:parent-style-name="standard">
      <style:graphic-properties draw:stroke="solid" draw:stroke-dash="Fine_20_Dotted" svg:stroke-width="0.05cm" svg:stroke-color="#000000" draw:marker-start-width="0.275cm" draw:marker-end-width="0.275cm" draw:fill="none" draw:fill-color="#ffffff" fo:min-height="0.638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08cm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3cm"/>
    </style:style>
    <style:style style:name="gr12" style:family="graphic" style:parent-style-name="standard">
      <style:graphic-properties draw:stroke="none" svg:stroke-color="#ff0000" draw:fill="none" draw:fill-color="#ffffff" fo:min-height="1.3cm"/>
    </style:style>
    <style:style style:name="gr13" style:family="graphic" style:parent-style-name="standard">
      <style:graphic-properties draw:stroke="solid" draw:stroke-dash="Fine_20_Dotted" svg:stroke-width="0.05cm" svg:stroke-color="#000000" draw:marker-start-width="0.275cm" draw:marker-end-width="0.275cm" draw:fill="none" draw:fill-color="#ffffff" fo:min-height="0.637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9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color="#ff000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3cm" svg:height="2.384cm" svg:x="2.1cm" svg:y="1cm">
          <draw:text-box>
            <text:p text:style-name="P1">Instance of Triangle</text:p>
          </draw:text-box>
        </draw:frame>
        <draw:frame draw:style-name="gr3" draw:id="id5" draw:layer="layout" svg:width="2.5cm" svg:height="1.012cm" svg:x="3cm" svg:y="5.488cm">
          <draw:text-box>
            <text:p>vptr</text:p>
          </draw:text-box>
        </draw:frame>
        <draw:custom-shape draw:style-name="gr4" draw:text-style-name="P1" draw:id="id6" draw:layer="layout" svg:width="5.5cm" svg:height="4.5cm" svg:x="8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5cm" svg:height="1.673cm" svg:x="9cm" svg:y="1cm">
          <draw:text-box>
            <text:p text:style-name="P2"><text:span text:style-name="T1">vtable for</text:span></text:p>
            <text:p text:style-name="P2"><text:span text:style-name="T1">Triangle</text:span></text:p>
          </draw:text-box>
        </draw:frame>
        <draw:custom-shape draw:style-name="gr6" draw:text-style-name="P1" draw:layer="layout" svg:width="5cm" svg:height="1cm" svg:x="1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id="id2" draw:layer="layout" svg:width="5cm" svg:height="1.25cm" svg:x="15cm" svg:y="1cm">
          <draw:text-box>
            <text:p text:style-name="P3"><text:span text:style-name="T2">Triangle::area()</text:span></text:p>
          </draw:text-box>
        </draw:frame>
        <draw:frame draw:style-name="gr8" draw:id="id1" draw:layer="layout" svg:width="4cm" svg:height="1.012cm" svg:x="9.5cm" svg:y="2.8cm">
          <draw:text-box>
            <text:p>area()</text:p>
          </draw:text-box>
        </draw:frame>
        <draw:frame draw:style-name="gr8" draw:id="id3" draw:layer="layout" svg:width="4cm" svg:height="1.012cm" svg:x="9.5cm" svg:y="4.038cm">
          <draw:text-box>
            <text:p>~Shape()</text:p>
          </draw:text-box>
        </draw:frame>
        <draw:custom-shape draw:style-name="gr6" draw:text-style-name="P1" draw:layer="layout" svg:width="5cm" svg:height="1cm" svg:x="1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id="id4" draw:layer="layout" svg:width="5cm" svg:height="1.25cm" svg:x="15cm" svg:y="3cm">
          <draw:text-box>
            <text:p text:style-name="P3"><text:span text:style-name="T2">Triangle::~Triangle()</text:span></text:p>
          </draw:text-box>
        </draw:frame>
        <draw:connector draw:style-name="gr10" draw:text-style-name="P1" draw:layer="layout" svg:x1="13.5cm" svg:y1="3.306cm" svg:x2="15cm" svg:y2="1.625cm" draw:start-shape="id1" draw:end-shape="id2" draw:end-glue-point="3" svg:d="m13500 3306h762v-1681h738">
          <text:p/>
        </draw:connector>
        <draw:connector draw:style-name="gr10" draw:text-style-name="P1" draw:layer="layout" svg:x1="13.5cm" svg:y1="4.544cm" svg:x2="15cm" svg:y2="3.625cm" draw:start-shape="id3" draw:start-glue-point="1" draw:end-shape="id4" draw:end-glue-point="3" svg:d="m13500 4544h762v-919h738">
          <text:p/>
        </draw:connector>
        <draw:connector draw:style-name="gr10" draw:text-style-name="P1" draw:layer="layout" svg:x1="5.5cm" svg:y1="5.994cm" svg:x2="8.5cm" svg:y2="3.25cm" draw:start-shape="id5" draw:start-glue-point="1" draw:end-shape="id6" svg:d="m5500 5994h1488v-2744h1512">
          <text:p/>
        </draw:connector>
        <draw:custom-shape draw:style-name="gr1" draw:text-style-name="P1" draw:layer="layout" svg:width="5.5cm" svg:height="6cm" svg:x="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3cm" svg:height="1.673cm" svg:x="2.1cm" svg:y="7.5cm">
          <draw:text-box>
            <text:p text:style-name="P1">Instance of Circle</text:p>
          </draw:text-box>
        </draw:frame>
        <draw:frame draw:style-name="gr3" draw:id="id11" draw:layer="layout" svg:width="2.5cm" svg:height="1.012cm" svg:x="3cm" svg:y="11.988cm">
          <draw:text-box>
            <text:p>vptr</text:p>
          </draw:text-box>
        </draw:frame>
        <draw:custom-shape draw:style-name="gr4" draw:text-style-name="P1" draw:id="id12" draw:layer="layout" svg:width="5.5cm" svg:height="4.5cm" svg:x="8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5cm" svg:height="1.673cm" svg:x="9cm" svg:y="7.5cm">
          <draw:text-box>
            <text:p text:style-name="P2"><text:span text:style-name="T1">vtable for</text:span></text:p>
            <text:p text:style-name="P2"><text:span text:style-name="T1">Circle</text:span></text:p>
          </draw:text-box>
        </draw:frame>
        <draw:custom-shape draw:style-name="gr6" draw:text-style-name="P1" draw:layer="layout" svg:width="5cm" svg:height="1cm" svg:x="1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id="id8" draw:layer="layout" svg:width="5cm" svg:height="1.25cm" svg:x="15cm" svg:y="7.5cm">
          <draw:text-box>
            <text:p text:style-name="P3"><text:span text:style-name="T2">Circle::area()</text:span></text:p>
          </draw:text-box>
        </draw:frame>
        <draw:frame draw:style-name="gr8" draw:id="id7" draw:layer="layout" svg:width="4cm" svg:height="1.012cm" svg:x="9.5cm" svg:y="9.3cm">
          <draw:text-box>
            <text:p>area()</text:p>
          </draw:text-box>
        </draw:frame>
        <draw:frame draw:style-name="gr13" draw:id="id9" draw:layer="layout" svg:width="4cm" svg:height="1.012cm" svg:x="9.5cm" svg:y="10.538cm">
          <draw:text-box>
            <text:p>~Shape()</text:p>
          </draw:text-box>
        </draw:frame>
        <draw:custom-shape draw:style-name="gr6" draw:text-style-name="P1" draw:layer="layout" svg:width="5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id="id10" draw:layer="layout" svg:width="5cm" svg:height="1.25cm" svg:x="15cm" svg:y="9.5cm">
          <draw:text-box>
            <text:p text:style-name="P3"><text:span text:style-name="T2">Circle::~Circle()</text:span></text:p>
          </draw:text-box>
        </draw:frame>
        <draw:connector draw:style-name="gr10" draw:text-style-name="P1" draw:layer="layout" svg:x1="13.5cm" svg:y1="9.806cm" svg:x2="15cm" svg:y2="8.125cm" draw:start-shape="id7" draw:end-shape="id8" draw:end-glue-point="3" svg:d="m13500 9806h762v-1681h738">
          <text:p/>
        </draw:connector>
        <draw:connector draw:style-name="gr10" draw:text-style-name="P1" draw:layer="layout" svg:x1="13.5cm" svg:y1="11.044cm" svg:x2="15cm" svg:y2="10.125cm" draw:start-shape="id9" draw:start-glue-point="1" draw:end-shape="id10" draw:end-glue-point="3" svg:d="m13500 11044h762v-919h738">
          <text:p/>
        </draw:connector>
        <draw:connector draw:style-name="gr10" draw:text-style-name="P1" draw:layer="layout" svg:x1="5.5cm" svg:y1="12.494cm" svg:x2="8.5cm" svg:y2="9.75cm" draw:start-shape="id11" draw:start-glue-point="1" draw:end-shape="id12" svg:d="m5500 12494h1488v-2744h1512">
          <text:p/>
        </draw:connector>
        <draw:custom-shape draw:style-name="gr1" draw:text-style-name="P1" draw:layer="layout" svg:width="5.5cm" svg:height="6cm" svg:x="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4cm" svg:height="2.384cm" svg:x="1.8cm" svg:y="14cm">
          <draw:text-box>
            <text:p text:style-name="P1">Instance of Rectangle</text:p>
          </draw:text-box>
        </draw:frame>
        <draw:frame draw:style-name="gr3" draw:id="id17" draw:layer="layout" svg:width="2.5cm" svg:height="1.012cm" svg:x="3cm" svg:y="18.488cm">
          <draw:text-box>
            <text:p>vptr</text:p>
          </draw:text-box>
        </draw:frame>
        <draw:custom-shape draw:style-name="gr4" draw:text-style-name="P1" draw:id="id18" draw:layer="layout" svg:width="5.5cm" svg:height="4.5cm" svg:x="8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5cm" svg:height="1.673cm" svg:x="9cm" svg:y="14cm">
          <draw:text-box>
            <text:p text:style-name="P2"><text:span text:style-name="T1">vtable for</text:span></text:p>
            <text:p text:style-name="P2"><text:span text:style-name="T1">Rectangle</text:span></text:p>
          </draw:text-box>
        </draw:frame>
        <draw:custom-shape draw:style-name="gr6" draw:text-style-name="P1" draw:layer="layout" svg:width="5cm" svg:height="1cm" svg:x="1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id="id14" draw:layer="layout" svg:width="5cm" svg:height="1.25cm" svg:x="15cm" svg:y="14cm">
          <draw:text-box>
            <text:p text:style-name="P3"><text:span text:style-name="T2">Rectangle::area()</text:span></text:p>
          </draw:text-box>
        </draw:frame>
        <draw:frame draw:style-name="gr8" draw:id="id13" draw:layer="layout" svg:width="4cm" svg:height="1.012cm" svg:x="9.5cm" svg:y="15.8cm">
          <draw:text-box>
            <text:p>area()</text:p>
          </draw:text-box>
        </draw:frame>
        <draw:frame draw:style-name="gr8" draw:id="id15" draw:layer="layout" svg:width="4cm" svg:height="1.012cm" svg:x="9.5cm" svg:y="17.038cm">
          <draw:text-box>
            <text:p>~Shape()</text:p>
          </draw:text-box>
        </draw:frame>
        <draw:custom-shape draw:style-name="gr6" draw:text-style-name="P1" draw:layer="layout" svg:width="5cm" svg:height="1cm" svg:x="1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id="id16" draw:layer="layout" svg:width="5cm" svg:height="1.25cm" svg:x="15cm" svg:y="16cm">
          <draw:text-box>
            <text:p text:style-name="P4"><text:span text:style-name="T3">Rectangle::~Rectangle()</text:span></text:p>
          </draw:text-box>
        </draw:frame>
        <draw:connector draw:style-name="gr10" draw:text-style-name="P1" draw:layer="layout" svg:x1="13.5cm" svg:y1="16.306cm" svg:x2="15cm" svg:y2="14.625cm" draw:start-shape="id13" draw:end-shape="id14" draw:end-glue-point="3" svg:d="m13500 16306h762v-1681h738">
          <text:p/>
        </draw:connector>
        <draw:connector draw:style-name="gr10" draw:text-style-name="P1" draw:layer="layout" svg:x1="13.5cm" svg:y1="17.544cm" svg:x2="15cm" svg:y2="16.625cm" draw:start-shape="id15" draw:start-glue-point="1" draw:end-shape="id16" draw:end-glue-point="3" svg:d="m13500 17544h762v-919h738">
          <text:p/>
        </draw:connector>
        <draw:connector draw:style-name="gr10" draw:text-style-name="P1" draw:layer="layout" svg:x1="5.5cm" svg:y1="18.994cm" svg:x2="8.5cm" svg:y2="16.25cm" draw:start-shape="id17" draw:start-glue-point="1" draw:end-shape="id18" svg:d="m5500 18994h1488v-2744h15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Bennieston</meta:initial-creator>
    <meta:creation-date>2010-11-25T20:09:15</meta:creation-date>
    <dc:date>2010-11-25T20:22:19</dc:date>
    <dc:creator>Andrew Bennieston</dc:creator>
    <meta:editing-duration>PT00H13M05S</meta:editing-duration>
    <meta:editing-cycles>3</meta:editing-cycles>
    <meta:generator>OpenOffice.org/3.2$Unix OpenOffice.org_project/320m19$Build-9505</meta:generator>
    <meta:document-statistic meta:object-count="42"/>
  </office:meta>
</office:document-meta>
</file>